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1F0000018A69F024DA.png"/>
  <manifest:file-entry manifest:media-type="image/png" manifest:full-path="Pictures/100002010000031E0000029E8869FA10.png"/>
  <manifest:file-entry manifest:media-type="image/png" manifest:full-path="Pictures/100002010000031E000001E830BF0603.png"/>
  <manifest:file-entry manifest:media-type="image/png" manifest:full-path="Pictures/1000020100000320000002B462BD8FB4.png"/>
  <manifest:file-entry manifest:media-type="image/png" manifest:full-path="Pictures/100002010000031F000001BF9FCEF73C.png"/>
  <manifest:file-entry manifest:media-type="image/png" manifest:full-path="Pictures/1000020100000320000001B2C83E612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>Примеры оформления баг - репортов</text:p>
      <text:p text:style-name="P15"/>
      <text:p text:style-name="P10">Пример 1</text:p>
      <text:p text:style-name="P15"><draw:frame draw:style-name="fr1" draw:name="Графический объект1" text:anchor-type="paragraph" svg:x="0.109cm" svg:y="0.109cm" svg:width="15.857cm" svg:height="6.645cm" draw:z-index="0"><draw:image xlink:href="Pictures/1000020100000320000001B2C83E612B.png" xlink:type="simple" xlink:show="embed" xlink:actuate="onLoad"/></draw:frame><draw:frame draw:style-name="fr1" draw:name="Графический объект2" text:anchor-type="paragraph" svg:x="-0.076cm" svg:y="5.759cm" svg:width="15.875cm" svg:height="16.492cm" draw:z-index="1"><draw:image xlink:href="Pictures/1000020100000320000002B462BD8FB4.png" xlink:type="simple" xlink:show="embed" xlink:actuate="onLoad"/></draw:frame></text:p>
      <text:p text:style-name="P10"><text:soft-page-break/>Пример 2</text:p>
      <text:p text:style-name="P17"/>
      <text:p text:style-name="P17"><draw:frame draw:style-name="fr1" draw:name="Графический объект3" text:anchor-type="paragraph" svg:x="1.118cm" svg:y="0.065cm" svg:width="13.369cm" svg:height="6.899cm" draw:z-index="2"><draw:image xlink:href="Pictures/100002010000031E000001E830BF0603.png" xlink:type="simple" xlink:show="embed" xlink:actuate="onLoad"/></draw:frame><draw:frame draw:style-name="fr1" draw:name="Графический объект4" text:anchor-type="paragraph" svg:x="0.974cm" svg:y="7.239cm" svg:width="14.676cm" svg:height="14.19cm" draw:z-index="3"><draw:image xlink:href="Pictures/100002010000031E0000029E8869FA10.png" xlink:type="simple" xlink:show="embed" xlink:actuate="onLoad"/></draw:frame></text:p>
      <text:p text:style-name="P17"/>
      <text:p text:style-name="P17"/>
      <text:p text:style-name="P10">Пример 3</text:p>
      <text:p text:style-name="P17"><text:soft-page-break/></text:p>
      <text:p text:style-name="P17"/>
      <text:p text:style-name="P1"><draw:frame draw:style-name="fr2" draw:name="Графический объект5" text:anchor-type="paragraph" svg:width="13.361cm" svg:height="8.871cm" draw:z-index="4"><draw:image xlink:href="Pictures/100002010000031F000001BF9FCEF73C.png" xlink:type="simple" xlink:show="embed" xlink:actuate="onLoad"/></draw:frame><draw:frame draw:style-name="fr1" draw:name="Графический объект6" text:anchor-type="paragraph" svg:x="-0.088cm" svg:y="9.426cm" svg:width="16.252cm" svg:height="9.484cm" draw:z-index="5"><draw:image xlink:href="Pictures/100002010000031F0000018A69F024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Unix OpenOffice.org_project/4112m1$Build-9809</meta:generator>
    <dc:date>2022-06-10T10:17:23</dc:date>
    <meta:editing-duration>PT23M1S</meta:editing-duration>
    <meta:editing-cycles>1</meta:editing-cycles>
    <meta:document-statistic meta:table-count="0" meta:image-count="6" meta:object-count="0" meta:page-count="3" meta:paragraph-count="4" meta:word-count="11" meta:character-count="57"/>
  </office:meta>
</office:document-meta>
</file>